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2e71d7"/>
    </style:style>
    <style:style style:name="P2" style:family="paragraph" style:parent-style-name="Standard" style:master-page-name="Standard">
      <style:paragraph-properties fo:text-align="end" style:justify-single-word="false" style:page-number="auto" style:writing-mode="rl-tb"/>
      <style:text-properties officeooo:paragraph-rsid="002e71d7"/>
    </style:style>
    <style:style style:name="P3" style:family="paragraph" style:parent-style-name="Standard">
      <style:paragraph-properties fo:text-align="end" style:justify-single-word="false" style:writing-mode="rl-tb"/>
      <style:text-properties officeooo:paragraph-rsid="002e71d7"/>
    </style:style>
    <style:style style:name="P4" style:family="paragraph" style:parent-style-name="Standard">
      <style:paragraph-properties fo:text-align="end" style:justify-single-word="false" style:writing-mode="rl-tb"/>
      <style:text-properties officeooo:paragraph-rsid="002ed1fa"/>
    </style:style>
    <style:style style:name="T1" style:family="text">
      <style:text-properties fo:font-variant="normal" fo:text-transform="none" fo:color="#242729" style:font-name="Consolas" fo:font-size="14pt" fo:letter-spacing="normal" fo:font-style="normal" fo:font-weight="normal" officeooo:rsid="002e71d7" fo:background-color="#eff0f1" loext:char-shading-value="0" style:font-size-asian="14pt" style:font-size-complex="14pt" loext:padding="0in" loext:border="none"/>
    </style:style>
    <style:style style:name="T2" style:family="text">
      <style:text-properties fo:font-variant="normal" fo:text-transform="none" fo:color="#242729" style:font-name="Consolas" fo:font-size="13pt" fo:letter-spacing="normal" fo:font-style="normal" fo:font-weight="normal" officeooo:rsid="002e71d7" fo:background-color="#eff0f1" loext:char-shading-value="0" style:font-size-asian="11.3500003814697pt" style:font-size-complex="13pt" loext:padding="0in" loext:border="none"/>
    </style:style>
    <style:style style:name="T3" style:family="text">
      <style:text-properties fo:font-variant="normal" fo:text-transform="none" fo:color="#242729" style:font-name="Consolas" fo:font-size="13pt" fo:letter-spacing="normal" fo:font-style="normal" fo:font-weight="normal" officeooo:rsid="002ed1fa" fo:background-color="#eff0f1" loext:char-shading-value="0" style:font-size-asian="11.3500003814697pt" style:font-size-complex="13pt" loext:padding="0in" loext:border="none"/>
    </style:style>
    <style:style style:name="T4" style:family="text">
      <style:text-properties fo:font-variant="normal" fo:text-transform="none" fo:color="#6f42c1" style:font-name="SFMono-Regular" fo:font-size="9pt" fo:letter-spacing="normal" fo:font-style="normal" fo:font-weight="normal" officeooo:rsid="002ed1fa" fo:background-color="#eff0f1" loext:char-shading-value="0" style:font-size-asian="11.3500003814697pt" style:font-size-complex="13pt" loext:padding="0in" loext:border="none"/>
    </style:style>
    <style:style style:name="T5" style:family="text">
      <style:text-properties fo:font-variant="normal" fo:text-transform="none" style:font-name="Consolas" fo:font-size="13pt" fo:letter-spacing="normal" fo:font-style="normal" fo:font-weight="normal" officeooo:rsid="002ed1fa" fo:background-color="#eff0f1" loext:char-shading-value="0" style:font-size-asian="11.3500003814697pt" style:font-size-complex="13pt" loext:padding="0in" loext:border="none"/>
    </style:style>
    <style:style style:name="T6" style:family="text">
      <style:text-properties fo:font-variant="normal" fo:text-transform="none" fo:color="#800000" style:font-name="Consolas" fo:font-size="13pt" fo:letter-spacing="normal" fo:font-style="normal" fo:font-weight="normal" officeooo:rsid="002ed1fa" fo:background-color="#eff0f1" loext:char-shading-value="0" style:font-size-asian="11.3500003814697pt" style:font-size-complex="13pt"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ource_20_Text"><text:span text:style-name="T1">استفاده از نام کاربری </text:span></text:span><text:span text:style-name="Source_20_Text"><text:span text:style-name="T2">برای ثبت نام مربوط به سال ۲۰۰۵ است اما django.contrib.auth از ان حمایت می کند با اینحال ما ترجیح می دهیم هنوز از این کلاس استفاده کنیم زیرا پکیج های جنگویی که نصب می کنیم به صورت پیشفرض گمان می کنند که ما هنوز داریم از این کلاس کاربری استفاده می کنیم.</text:span></text:span></text:p>
      <text:p text:style-name="P1"><text:span text:style-name="Source_20_Text"><text:span text:style-name="T2"/></text:span></text:p>
      <text:p text:style-name="P1"><text:span text:style-name="Source_20_Text"><text:span text:style-name="T2">با این حال وقتی از allauth استفاده می کنیم هم امکان ثبت نام از طریق شبکه های اجتماعی را فراهم می کند و هم امکان داشتن یوزر برپایه ی ایمیل می دهد . </text:span></text:span></text:p>
      <text:p text:style-name="P1"><text:span text:style-name="Source_20_Text"><text:span text:style-name="T2"/></text:span></text:p>
      <text:p text:style-name="P4"><text:span text:style-name="Source_20_Text"><text:span text:style-name="T6">وقتی یوزر با شبکه های اجتماعی ثبت نام کرده چه فیلدهایی در اختیار ما قرار می گیرد:</text:span></text:span></text:p>
      <text:p text:style-name="P4"><text:span text:style-name="Source_20_Text"><text:span text:style-name="T3"><text:line-break/><text:line-break/>یک کلاس مدل به نام </text:span></text:span><text:span text:style-name="Source_20_Text"><text:span text:style-name="T4">SocialAccount</text:span></text:span><text:span text:style-name="Source_20_Text"><text:span text:style-name="T3"> در </text:span></text:span></text:p>
      <text:p text:style-name="P4"><text:a xlink:type="simple" xlink:href="https://github.com/pennersr/django-allauth/blob/master/allauth/socialaccount/models.py#L7" text:style-name="Internet_20_link" text:visited-style-name="Visited_20_Internet_20_Link"><text:span text:style-name="Source_20_Text"><text:span text:style-name="T3">https://github.com/pennersr/django-allauth/blob/master/allauth/socialaccount/models.py#L7</text:span></text:span></text:a></text:p>
      <text:p text:style-name="P4"><text:span text:style-name="Source_20_Text"><text:span text:style-name="T3">هست که این کلاس مدل یه سری فیلد دارد ما امکان دسترسی به این فیلد ها را خواهیم داشت. و این علاوه بر فیلدهای کلاس یوزر خود جنگو است.</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style style:name="Default_20_Paragraph_20_Font" style:display-name="Default Paragraph Font" style:family="text"/>
    <style:style style:name="ListLabel_20_1" style:display-name="ListLabel 1" style:family="text">
      <style:text-properties fo:font-size="14pt"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Arial"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hab</meta:initial-creator>
    <meta:editing-cycles>19</meta:editing-cycles>
    <meta:creation-date>2017-06-01T07:12:00</meta:creation-date>
    <dc:date>2017-11-26T06:50:13.688355229</dc:date>
    <meta:editing-duration>PT6H59M38S</meta:editing-duration>
    <meta:generator>LibreOffice/5.1.6.2$Linux_X86_64 LibreOffice_project/10m0$Build-2</meta:generator>
    <meta:document-statistic meta:table-count="0" meta:image-count="0" meta:object-count="0" meta:page-count="1" meta:paragraph-count="6" meta:word-count="143" meta:character-count="758" meta:non-whitespace-character-count="6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